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orinthians 4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ONTRASTS BETWEEN FAITHFUL AND FAITHLESS STEWARDS (4:1-1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CONTRASTS BETWEEN FAITHFUL AND FAITHLESS STEWARDS (4:1-13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faithless steward (4:6-8, 10b, 10d-10e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faithless steward (4:6-8, 10b, 10d-10e)<text:s text:c="1"/></text:span><text:span text:style-name="a504" text:class-names=""/></text:p>
          </draw:text-box>
          <svg:title/>
          <svg:desc/>
        </draw:frame>
        <draw:frame draw:id="id95" presentation:style-name="a525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is person is filled with pride (4:6-7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is person is presumptuous (4:8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is person is wise in his own eyes (4:10b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is person is physically strong (4:10d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is person is well thought of by the world (4:10e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4" draw:style-name="a526" draw:master-page-name="Master1-Layout12-tx-Title-and-Text" presentation:presentation-page-layout-name="Master1-PPL12" draw:id="Slide-259">
        <draw:frame draw:id="id96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CONTRASTS BETWEEN FAITHFUL AND FAITHLESS STEWARDS (4:1-13)<text:s text:c="1"/></text:span><text:span text:style-name="a528" text:class-names=""/></text:p>
          </draw:text-box>
          <svg:title/>
          <svg:desc/>
        </draw:frame>
        <draw:frame draw:id="id97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faithless steward (4:6-8, 10b, 10d-10e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faithful steward (4:1-5, 9-10a, I0c, 10f-13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5" draw:style-name="a541" draw:master-page-name="Master1-Layout13-twoColTx-Title-and-2-Column-Text" presentation:presentation-page-layout-name="Master1-PPL13" draw:id="Slide-260">
        <draw:frame draw:id="id98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faithful steward (4:1-5, 9-10a, I0c, 10f-13)<text:s text:c="1"/></text:span><text:span text:style-name="a543" text:class-names=""/></text:p>
          </draw:text-box>
          <svg:title/>
          <svg:desc/>
        </draw:frame>
        <draw:frame draw:id="id99" presentation:style-name="a564" draw:name="Text Placeholder 2" svg:x="1.38021in" svg:y="2in" svg:width="4.61632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is person possesses a clear conscience (4:1-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is person does not judge others (4:5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is person becomes a spectacle (4:9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is person is written off as a fool (4:10a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is person may be physically weak (4:10c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  <draw:frame draw:id="id100" presentation:style-name="a586" draw:name="Text Placeholder 3" svg:x="6.16319in" svg:y="2in" svg:width="4.61632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is person is laughed at by the world (4:10f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is person is often hungry, thirsty, and without warm clothes (4:11a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is person is brutally treated and homeless (4:11b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is person is acquainted with backbreaking labor (4:12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is person blesses his or her enemies (4:12b, 13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is person is looked upon as the world's garbage (4:13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6" draw:style-name="a587" draw:master-page-name="Master1-Layout12-tx-Title-and-Text" presentation:presentation-page-layout-name="Master1-PPL12" draw:id="Slide-261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CONTRASTS BETWEEN FAITHFUL AND FAITHLESS STEWARDS (4:1-13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faithless steward (4:6-8, 10b, 10d-10e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faithful steward (4:1-5, 9-10a, I0c, 10f-1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7" draw:style-name="a602" draw:master-page-name="Master1-Layout12-tx-Title-and-Text" presentation:presentation-page-layout-name="Master1-PPL12" draw:id="Slide-262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1 Corinthians 4<text:s text:c="1"/></text:span><text:span text:style-name="a604" text:class-names=""/></text:p>
          </draw:text-box>
          <svg:title/>
          <svg:desc/>
        </draw:frame>
        <draw:frame draw:id="id104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THE CONTRASTS BETWEEN FAITHFUL AND FAITHLESS STEWARDS (4:1-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COUNSEL TO THE FAITHFUL AND FAITHLESS STEWARDS (4:14-2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-title-Title-Slide" presentation:presentation-page-layout-name="Master1-PPL1" draw:id="Slide-263">
        <draw:frame draw:id="id105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THE COUNSEL TO THE FAITHFUL AND FAITHLESS STEWARDS (4:14-21)<text:s text:c="1"/></text:span><text:span text:style-name="a619" text:class-names=""/></text:p>
          </draw:text-box>
          <svg:title/>
          <svg:desc/>
        </draw:frame>
        <draw:frame draw:id="id106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Paul's appeal (4:14-16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9" draw:style-name="a627" draw:master-page-name="Master1-Layout12-tx-Title-and-Text" presentation:presentation-page-layout-name="Master1-PPL12" draw:id="Slide-264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Paul's appeal (4:14-16)<text:s text:c="1"/></text:span><text:span text:style-name="a629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His reminder (4:14-15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is request (4:16):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His request (4:16):</text:span><text:span text:style-name="a644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Paul's ambassador (4:17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Paul's appearance (4:18-2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1" draw:style-name="a657" draw:master-page-name="Master1-Layout12-tx-Title-and-Text" presentation:presentation-page-layout-name="Master1-PPL12" draw:id="Slide-266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Paul's appeal (4:14-16)<text:s text:c="1"/></text:span><text:span text:style-name="a659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His reminder (4:14-1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His request (4:16):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2" draw:style-name="a672" draw:master-page-name="Master1-Layout1-title-Title-Slide" presentation:presentation-page-layout-name="Master1-PPL1" draw:id="Slide-267">
        <draw:frame draw:id="id113" presentation:style-name="a676" draw:name="Title 1" svg:x="1.38in" svg:y="0.83in" svg:width="10.3in" svg:height="4.42in" presentation:class="title" presentation:placeholder="false">
          <draw:text-box>
            <text:p text:style-name="a675" text:class-names="" text:cond-style-name=""><text:span text:style-name="a673" text:class-names="">THE COUNSEL TO THE FAITHFUL AND FAITHLESS STEWARDS (4:14-21)<text:s text:c="1"/></text:span><text:span text:style-name="a674" text:class-names=""/></text:p>
          </draw:text-box>
          <svg:title/>
          <svg:desc/>
        </draw:frame>
        <draw:frame draw:id="id114" presentation:style-name="a681" draw:name="Subtitle 2" svg:x="1.38in" svg:y="5.25in" svg:width="10.3in" svg:height="1.85in" presentation:class="subtitle" presentation:placeholder="false">
          <draw:text-box>
            <text:p text:style-name="a678" text:class-names="" text:cond-style-name=""><text:span text:style-name="a677" text:class-names=""><text:s text:c="1"/>Paul's appeal (4:14-16)<text:s text:c="1"/></text:span></text:p>
            <text:p text:style-name="a680" text:class-names="" text:cond-style-name=""><text:span text:style-name="a679" text:class-names=""/></text:p>
          </draw:text-box>
          <svg:title/>
          <svg:desc/>
        </draw:frame>
      </draw:page>
      <draw:page draw:name="Slide13" draw:style-name="a682" draw:master-page-name="Master1-Layout12-tx-Title-and-Text" presentation:presentation-page-layout-name="Master1-PPL12" draw:id="Slide-268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1 Corinthians 4<text:s text:c="1"/></text:span><text:span text:style-name="a684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THE CONTRASTS BETWEEN FAITHFUL AND FAITHLESS STEWARDS (4:1-1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COUNSEL TO THE FAITHFUL AND FAITHLESS STEWARDS (4:14-2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4 </dc:title>
    <meta:initial-creator>David STRICKLAND</meta:initial-creator>
    <dc:creator>David STRICKLAND</dc:creator>
    <meta:creation-date>2020-02-24T11:15:02Z</meta:creation-date>
    <dc:date>2020-02-24T11:15:02Z</dc:date>
    <meta:template xlink:href="BibleStudy" xlink:type="simple"/>
    <meta:editing-cycles>1</meta:editing-cycles>
    <meta:editing-duration>PT0S</meta:editing-duration>
    <meta:document-statistic meta:paragraph-count="47" meta:word-count="441"/>
  </office:meta>
</office:document-meta>
</file>